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rial" svg:font-family="Arial" style:font-adornments="Regular" style:font-family-generic="swiss" style:font-pitch="variable"/>
  </office:font-face-decls>
  <office:automatic-styles>
    <style:style style:name="P1" style:family="paragraph" style:parent-style-name="Standard">
      <style:text-properties style:font-name="Courier"/>
    </style:style>
    <style:style style:name="P2" style:family="paragraph" style:parent-style-name="Standard" style:list-style-name="L1"/>
    <style:style style:name="T1" style:family="text">
      <style:text-properties style:font-name="Courie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ample_constant_flux_layer</text:h>
      <text:list xml:id="list1142240921" text:style-name="Numbering_20_1">
        <text:list-item>
          <text:list>
            <text:list-item>
              <text:p text:style-name="Heading_20_2">Purpose</text:p>
            </text:list-item>
          </text:list>
        </text:list-item>
      </text:list>
      <text:p text:style-name="Standard">Single surface-mounted cube in neutral open channel with a constant flux layer</text:p>
      <text:list xml:id="list1722079544" text:continue-numbering="true" text:style-name="Numbering_20_1">
        <text:list-item>
          <text:list>
            <text:list-item>
              <text:p text:style-name="Heading_20_2">PALM-Version / SVN Revision</text:p>
            </text:list-item>
          </text:list>
        </text:list-item>
      </text:list>
      <text:p text:style-name="Standard">version 3.6, revision 250</text:p>
      <text:list xml:id="list382239389" text:continue-numbering="true" text:style-name="Numbering_20_1">
        <text:list-item>
          <text:list>
            <text:list-item>
              <text:p text:style-name="Heading_20_2">Required user code</text:p>
            </text:list-item>
          </text:list>
        </text:list-item>
      </text:list>
      <text:p text:style-name="Standard">none</text:p>
      <text:list xml:id="list1305111084" text:continue-numbering="true" text:style-name="Numbering_20_1">
        <text:list-item>
          <text:list>
            <text:list-item>
              <text:p text:style-name="Heading_20_2">Input: example_constant_flux_layer_p3d</text:p>
            </text:list-item>
          </text:list>
        </text:list-item>
      </text:list>
      <text:p text:style-name="Standard">Cyclic lateral boundary conditions are used. The 3d-model is initialized with a linear vertical u-profile. Coriolis force is switched off (<text:span text:style-name="T1">omega = 0.0</text:span>). A direct external pressure gradient (<text:span text:style-name="T1">dp_external = .T.</text:span>) is applied in x-direction (<text:span text:style-name="T1">dpdxy = -0.003, 0.0</text:span>) that acts only above 80m (<text:span text:style-name="T1">dp_level_b = 80.0</text:span>). The vertical profile of the pressure gradient above 80m is sinusoidally smoothed (<text:span text:style-name="T1">dp_smooth = .T.</text:span>). The magnitude of the pressure gradient (<text:span text:style-name="T1">0.003</text:span>) has been determined empirically to ensure a time-averaged bulk velocity of approximately 1 m/s.</text:p>
      <text:p text:style-name="Standard">To set the open channel flow boundary condition, the vertical gradient of horizontal velocity components at the domain top is kept zero (<text:span text:style-name="T1">bc_uv_t = 'neumann'</text:span>).</text:p>
      <text:p text:style-name="Standard">The cube is constructed using the generic topography case <text:span text:style-name="T1">topography = 'single_building'</text:span> with the default <text:span text:style-name="T1">topography_grid_convention = 'cell_edge'</text:span> (same as in case <text:span text:style-name="T2">example_building</text:span>).</text:p>
      <text:list xml:id="list1012515876" text:continue-numbering="true" text:style-name="Numbering_20_1">
        <text:list-item>
          <text:list>
            <text:list-item>
              <text:p text:style-name="Heading_20_2">Preprocessing</text:p>
            </text:list-item>
          </text:list>
        </text:list-item>
      </text:list>
      <text:p text:style-name="Standard">none</text:p>
      <text:list xml:id="list266283906" text:continue-numbering="true" text:style-name="Numbering_20_1">
        <text:list-item>
          <text:list>
            <text:list-item>
              <text:p text:style-name="Heading_20_2">Program start - mrun call</text:p>
            </text:list-item>
          </text:list>
        </text:list-item>
      </text:list>
      <text:p text:style-name="P1">mrun -d example_constant_flux_layer -h lcsgih -m 1500 -t 3600 -q testq -r 'd3# 3d# ts# pr#' -K parallel -X 8 -T 8 -n shared</text:p>
      <text:list xml:id="list1984366529" text:continue-numbering="true" text:style-name="Numbering_20_1">
        <text:list-item>
          <text:list>
            <text:list-item>
              <text:p text:style-name="Heading_20_2">Monitoring: example_constant_flux_layer_rc</text:p>
            </text:list-item>
          </text:list>
        </text:list-item>
      </text:list>
      <text:p text:style-name="Standard">The 'run-control output' section is only valid for host lcsgih/lcsgib (HLRN-II in Hannover/Berlin). Other hosts may have slightly different timestep data.</text:p>
      <text:list xml:id="list1462186126" text:continue-numbering="true" text:style-name="Numbering_20_1">
        <text:list-item>
          <text:list>
            <text:list-item>
              <text:p text:style-name="Heading_20_2">Postprocessing</text:p>
            </text:list-item>
          </text:list>
        </text:list-item>
      </text:list>
      <text:p text:style-name="Standard">none</text:p>
      <text:list xml:id="list1129925930" text:continue-numbering="true" text:style-name="Numbering_20_1">
        <text:list-item>
          <text:list>
            <text:list-item>
              <text:p text:style-name="Heading_20_2">Miscellaneous</text:p>
            </text:list-item>
          </text:list>
        </text:list-item>
      </text:list>
      <text:p text:style-name="Standard">With sufficient spin-up time and averaging period, a layer of almost constant momentum flux can be observed between <text:span text:style-name="T1">building_height = 40.0</text:span> and <text:span text:style-name="T1">dp_level_b = 80.0</text:span>.</text:p>
      <text:list xml:id="list1898346452" text:continue-numbering="true" text:style-name="Numbering_20_1">
        <text:list-item>
          <text:list>
            <text:list-item>
              <text:p text:style-name="Heading_20_2">List of attachments</text:p>
            </text:list-item>
          </text:list>
        </text:list-item>
      </text:list>
      <text:list xml:id="list131773922" text:style-name="L1">
        <text:list-item>
          <text:p text:style-name="P2">example_constant_flux_layer_p3d</text:p>
        </text:list-item>
        <text:list-item>
          <text:p text:style-name="P2">example_constant_flux_layer_r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rial" svg:font-family="Arial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cs" fo:country="CZ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lbany AMT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03-03T10:47:50</meta:creation-date>
    <dc:language>cs-CZ</dc:language>
    <meta:editing-cycles>27</meta:editing-cycles>
    <meta:editing-duration>PT00H58M18S</meta:editing-duration>
    <meta:initial-creator>Marcus Letzel</meta:initial-creator>
    <dc:date>2009-03-03T13:12:10</dc:date>
    <dc:creator>Marcus Letzel</dc:creator>
    <meta:document-statistic meta:table-count="0" meta:image-count="0" meta:object-count="0" meta:page-count="1" meta:paragraph-count="24" meta:word-count="258" meta:character-count="1765"/>
    <meta:user-defined meta:name="Info 1"/>
    <meta:user-defined meta:name="Info 2"/>
    <meta:user-defined meta:name="Info 3"/>
    <meta:user-defined meta:name="Info 4"/>
  </office:meta>
</office:document-meta>
</file>